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 Mono" svg:font-family="'Droid Sans Mono'"/>
    <style:font-face style:name="Liberation Sans" svg:font-family="'Liberation Sans'"/>
    <style:font-face style:name="Liberation Serif" svg:font-family="'Liberation Serif'"/>
    <style:font-face style:name="Lohit Devanagari" svg:font-family="'Lohit Devanagari'"/>
    <style:font-face style:name="Noto Sans CJK SC" svg:font-family="'Noto Sans CJK SC'"/>
    <style:font-face style:name="Times New Roman" svg:font-family="'Times New Roman'"/>
  </office:font-face-decls>
  <office:automatic-styles>
    <style:style style:name="Table1" style:family="table">
      <style:table-properties style:width="17.59cm" fo:margin-left="0cm" table:align="left"/>
    </style:style>
    <style:style style:name="Table1.A" style:family="table-column">
      <style:table-column-properties style:column-width="1.977cm"/>
    </style:style>
    <style:style style:name="Table1.B" style:family="table-column">
      <style:table-column-properties style:column-width="2.011cm"/>
    </style:style>
    <style:style style:name="Table1.C" style:family="table-column">
      <style:table-column-properties style:column-width="7.525cm"/>
    </style:style>
    <style:style style:name="Table1.D" style:family="table-column">
      <style:table-column-properties style:column-width="6.077cm"/>
    </style:style>
    <style:style style:name="Table1.A1" style:family="table-cell">
      <style:table-cell-properties style:vertical-align="middle" fo:padding-left="0.169cm" fo:padding-right="0cm" fo:padding-top="0cm" fo:padding-bottom="0cm" fo:border-left="0.25pt solid #dddddd" fo:border-right="none" fo:border-top="none" fo:border-bottom="none" style:direction="ltr" fo:wrap-option="wrap"/>
    </style:style>
    <style:style style:name="Table1.B1" style:family="table-cell">
      <style:table-cell-properties style:vertical-align="middle" fo:padding-left="0.169cm" fo:padding-right="0cm" fo:padding-top="0cm" fo:padding-bottom="0cm" fo:border-left="0.25pt solid #dddddd" fo:border-right="none" fo:border-top="none" fo:border-bottom="none" style:direction="ltr" fo:wrap-option="wrap"/>
    </style:style>
    <style:style style:name="Table1.C1" style:family="table-cell">
      <style:table-cell-properties style:vertical-align="middle" fo:padding-left="0.169cm" fo:padding-right="0cm" fo:padding-top="0cm" fo:padding-bottom="0cm" fo:border-left="0.25pt solid #dddddd" fo:border-right="none" fo:border-top="none" fo:border-bottom="none" style:direction="ltr" fo:wrap-option="wrap"/>
    </style:style>
    <style:style style:name="Table1.D1" style:family="table-cell">
      <style:table-cell-properties style:vertical-align="middle" fo:padding-left="0.169cm" fo:padding-right="0cm" fo:padding-top="0cm" fo:padding-bottom="0cm" fo:border-left="0.25pt solid #dddddd" fo:border-right="none" fo:border-top="none" fo:border-bottom="none" style:direction="ltr" fo:wrap-option="wrap"/>
    </style:style>
    <style:style style:name="Table1.A2" style:family="table-cell">
      <style:table-cell-properties style:vertical-align="middle" fo:background-color="#f9f9f9" fo:padding-left="0.169cm" fo:padding-right="0cm" fo:padding-top="0.169cm" fo:padding-bottom="0cm" fo:border-left="0.25pt solid #dddddd" fo:border-right="none" fo:border-top="0.25pt solid #dddddd" fo:border-bottom="none" style:direction="ltr" fo:wrap-option="wrap">
        <style:background-image/>
      </style:table-cell-properties>
    </style:style>
    <style:style style:name="Table1.B2" style:family="table-cell">
      <style:table-cell-properties style:vertical-align="middle" fo:background-color="#f9f9f9" fo:padding-left="0.169cm" fo:padding-right="0cm" fo:padding-top="0.169cm" fo:padding-bottom="0cm" fo:border-left="0.25pt solid #dddddd" fo:border-right="none" fo:border-top="0.25pt solid #dddddd" fo:border-bottom="none" style:direction="ltr" fo:wrap-option="wrap">
        <style:background-image/>
      </style:table-cell-properties>
    </style:style>
    <style:style style:name="Table1.C2" style:family="table-cell">
      <style:table-cell-properties style:vertical-align="middle" fo:background-color="#f9f9f9" fo:padding-left="0.169cm" fo:padding-right="0cm" fo:padding-top="0.169cm" fo:padding-bottom="0cm" fo:border-left="0.25pt solid #dddddd" fo:border-right="none" fo:border-top="0.25pt solid #dddddd" fo:border-bottom="none" style:direction="ltr" fo:wrap-option="wrap">
        <style:background-image/>
      </style:table-cell-properties>
    </style:style>
    <style:style style:name="Table1.D2" style:family="table-cell">
      <style:table-cell-properties style:vertical-align="middle" fo:background-color="#f9f9f9" fo:padding-left="0.169cm" fo:padding-right="0cm" fo:padding-top="0.169cm" fo:padding-bottom="0cm" fo:border-left="0.25pt solid #dddddd" fo:border-right="none" fo:border-top="0.25pt solid #dddddd" fo:border-bottom="none" style:direction="ltr" fo:wrap-option="wrap">
        <style:background-image/>
      </style:table-cell-properties>
    </style:style>
    <style:style style:name="Table1.A3" style:family="table-cell">
      <style:table-cell-properties style:vertical-align="middle" fo:padding-left="0.169cm" fo:padding-right="0cm" fo:padding-top="0.169cm" fo:padding-bottom="0cm" fo:border-left="0.25pt solid #dddddd" fo:border-right="none" fo:border-top="0.25pt solid #dddddd" fo:border-bottom="none" style:direction="ltr" fo:wrap-option="wrap"/>
    </style:style>
    <style:style style:name="Table1.B3" style:family="table-cell">
      <style:table-cell-properties style:vertical-align="middle" fo:padding-left="0.169cm" fo:padding-right="0cm" fo:padding-top="0.169cm" fo:padding-bottom="0cm" fo:border-left="0.25pt solid #dddddd" fo:border-right="none" fo:border-top="0.25pt solid #dddddd" fo:border-bottom="none" style:direction="ltr" fo:wrap-option="wrap"/>
    </style:style>
    <style:style style:name="Table1.C3" style:family="table-cell">
      <style:table-cell-properties style:vertical-align="middle" fo:padding-left="0.169cm" fo:padding-right="0cm" fo:padding-top="0.169cm" fo:padding-bottom="0cm" fo:border-left="0.25pt solid #dddddd" fo:border-right="none" fo:border-top="0.25pt solid #dddddd" fo:border-bottom="none" style:direction="ltr" fo:wrap-option="wrap"/>
    </style:style>
    <style:style style:name="Table1.D3" style:family="table-cell">
      <style:table-cell-properties style:vertical-align="middle" fo:padding-left="0.169cm" fo:padding-right="0cm" fo:padding-top="0.169cm" fo:padding-bottom="0cm" fo:border-left="0.25pt solid #dddddd" fo:border-right="none" fo:border-top="0.25pt solid #dddddd" fo:border-bottom="none" style:direction="ltr" fo:wrap-option="wrap"/>
    </style:style>
    <style:style style:name="Table1.A4" style:family="table-cell">
      <style:table-cell-properties style:vertical-align="middle" fo:background-color="#f9f9f9" fo:padding-left="0.169cm" fo:padding-right="0cm" fo:padding-top="0.169cm" fo:padding-bottom="0cm" fo:border-left="0.25pt solid #dddddd" fo:border-right="none" fo:border-top="0.25pt solid #dddddd" fo:border-bottom="none" style:direction="ltr" fo:wrap-option="wrap">
        <style:background-image/>
      </style:table-cell-properties>
    </style:style>
    <style:style style:name="Table1.B4" style:family="table-cell">
      <style:table-cell-properties style:vertical-align="middle" fo:background-color="#f9f9f9" fo:padding-left="0.169cm" fo:padding-right="0cm" fo:padding-top="0.169cm" fo:padding-bottom="0cm" fo:border-left="0.25pt solid #dddddd" fo:border-right="none" fo:border-top="0.25pt solid #dddddd" fo:border-bottom="none" style:direction="ltr" fo:wrap-option="wrap">
        <style:background-image/>
      </style:table-cell-properties>
    </style:style>
    <style:style style:name="Table1.C4" style:family="table-cell">
      <style:table-cell-properties style:vertical-align="middle" fo:background-color="#f9f9f9" fo:padding-left="0.169cm" fo:padding-right="0cm" fo:padding-top="0.169cm" fo:padding-bottom="0cm" fo:border-left="0.25pt solid #dddddd" fo:border-right="none" fo:border-top="0.25pt solid #dddddd" fo:border-bottom="none" style:direction="ltr" fo:wrap-option="wrap">
        <style:background-image/>
      </style:table-cell-properties>
    </style:style>
    <style:style style:name="Table1.D4" style:family="table-cell">
      <style:table-cell-properties style:vertical-align="middle" fo:background-color="#f9f9f9" fo:padding-left="0.169cm" fo:padding-right="0cm" fo:padding-top="0.169cm" fo:padding-bottom="0cm" fo:border-left="0.25pt solid #dddddd" fo:border-right="none" fo:border-top="0.25pt solid #dddddd" fo:border-bottom="none" style:direction="ltr" fo:wrap-option="wrap">
        <style:background-image/>
      </style:table-cell-properties>
    </style:style>
    <style:style style:name="Table1.A5" style:family="table-cell">
      <style:table-cell-properties style:vertical-align="middle" fo:background-color="#f5f5f5" fo:padding-left="0.169cm" fo:padding-right="0cm" fo:padding-top="0.169cm" fo:padding-bottom="0cm" fo:border-left="0.25pt solid #dddddd" fo:border-right="none" fo:border-top="0.25pt solid #dddddd" fo:border-bottom="none" style:direction="ltr" fo:wrap-option="wrap">
        <style:background-image/>
      </style:table-cell-properties>
    </style:style>
    <style:style style:name="Table1.B5" style:family="table-cell">
      <style:table-cell-properties style:vertical-align="middle" fo:background-color="#f5f5f5" fo:padding-left="0.169cm" fo:padding-right="0cm" fo:padding-top="0.169cm" fo:padding-bottom="0cm" fo:border-left="0.25pt solid #dddddd" fo:border-right="none" fo:border-top="0.25pt solid #dddddd" fo:border-bottom="none" style:direction="ltr" fo:wrap-option="wrap">
        <style:background-image/>
      </style:table-cell-properties>
    </style:style>
    <style:style style:name="Table1.C5" style:family="table-cell">
      <style:table-cell-properties style:vertical-align="middle" fo:background-color="#f5f5f5" fo:padding-left="0.169cm" fo:padding-right="0cm" fo:padding-top="0.169cm" fo:padding-bottom="0cm" fo:border-left="0.25pt solid #dddddd" fo:border-right="none" fo:border-top="0.25pt solid #dddddd" fo:border-bottom="none" style:direction="ltr" fo:wrap-option="wrap">
        <style:background-image/>
      </style:table-cell-properties>
    </style:style>
    <style:style style:name="Table1.D5" style:family="table-cell">
      <style:table-cell-properties style:vertical-align="middle" fo:background-color="#f5f5f5" fo:padding-left="0.169cm" fo:padding-right="0cm" fo:padding-top="0.169cm" fo:padding-bottom="0cm" fo:border-left="0.25pt solid #dddddd" fo:border-right="none" fo:border-top="0.25pt solid #dddddd" fo:border-bottom="none" style:direction="ltr" fo:wrap-option="wrap">
        <style:background-image/>
      </style:table-cell-properties>
    </style:style>
    <style:style style:name="Table1.A6" style:family="table-cell">
      <style:table-cell-properties style:vertical-align="middle" fo:background-color="#f9f9f9" fo:padding-left="0.169cm" fo:padding-right="0cm" fo:padding-top="0.169cm" fo:padding-bottom="0cm" fo:border-left="0.25pt solid #dddddd" fo:border-right="none" fo:border-top="0.25pt solid #dddddd" fo:border-bottom="none" style:direction="ltr" fo:wrap-option="wrap">
        <style:background-image/>
      </style:table-cell-properties>
    </style:style>
    <style:style style:name="Table1.B6" style:family="table-cell">
      <style:table-cell-properties style:vertical-align="middle" fo:background-color="#f9f9f9" fo:padding-left="0.169cm" fo:padding-right="0cm" fo:padding-top="0.169cm" fo:padding-bottom="0cm" fo:border-left="0.25pt solid #dddddd" fo:border-right="none" fo:border-top="0.25pt solid #dddddd" fo:border-bottom="none" style:direction="ltr" fo:wrap-option="wrap">
        <style:background-image/>
      </style:table-cell-properties>
    </style:style>
    <style:style style:name="Table1.C6" style:family="table-cell">
      <style:table-cell-properties style:vertical-align="middle" fo:background-color="#f9f9f9" fo:padding-left="0.169cm" fo:padding-right="0cm" fo:padding-top="0.169cm" fo:padding-bottom="0cm" fo:border-left="0.25pt solid #dddddd" fo:border-right="none" fo:border-top="0.25pt solid #dddddd" fo:border-bottom="none" style:direction="ltr" fo:wrap-option="wrap">
        <style:background-image/>
      </style:table-cell-properties>
    </style:style>
    <style:style style:name="Table1.D6" style:family="table-cell">
      <style:table-cell-properties style:vertical-align="middle" fo:background-color="#f9f9f9" fo:padding-left="0.169cm" fo:padding-right="0cm" fo:padding-top="0.169cm" fo:padding-bottom="0cm" fo:border-left="0.25pt solid #dddddd" fo:border-right="none" fo:border-top="0.25pt solid #dddddd" fo:border-bottom="none" style:direction="ltr" fo:wrap-option="wrap">
        <style:background-image/>
      </style:table-cell-properties>
    </style:style>
    <style:style style:name="P1" style:family="paragraph" style:parent-style-name="Table_20_Contents">
      <style:paragraph-properties fo:line-height="90%" fo:text-align="start" style:justify-single-word="false"/>
    </style:style>
    <style:style style:name="P2" style:family="paragraph" style:parent-style-name="Standard">
      <style:paragraph-properties fo:line-height="95%"/>
    </style:style>
    <style:style style:name="P3" style:family="paragraph" style:parent-style-name="Standard">
      <style:text-properties fo:color="#000000" style:font-name="Liberation Serif" fo:font-size="11pt" fo:letter-spacing="normal" fo:font-style="normal" fo:font-weight="normal"/>
    </style:style>
    <style:style style:name="P4" style:family="paragraph" style:parent-style-name="Standard">
      <style:text-properties fo:color="#000000" style:font-name="Liberation Serif" fo:font-size="11pt" fo:letter-spacing="normal" fo:font-style="normal" fo:font-weight="normal" fo:background-color="#fff200"/>
    </style:style>
    <style:style style:name="P5" style:family="paragraph" style:parent-style-name="Standard">
      <style:text-properties fo:font-size="16pt"/>
    </style:style>
    <style:style style:name="P6" style:family="paragraph" style:parent-style-name="Standard">
      <style:text-properties fo:font-size="12pt"/>
    </style:style>
    <style:style style:name="P7" style:family="paragraph" style:parent-style-name="Standard">
      <style:text-properties fo:font-size="12pt" officeooo:paragraph-rsid="001e3eda"/>
    </style:style>
    <style:style style:name="P8" style:family="paragraph" style:parent-style-name="Standard">
      <style:text-properties fo:font-size="12pt" officeooo:rsid="00215d7b" officeooo:paragraph-rsid="00215d7b"/>
    </style:style>
    <style:style style:name="P9" style:family="paragraph" style:parent-style-name="Standard">
      <style:text-properties fo:font-size="12pt" fo:background-color="#fff200"/>
    </style:style>
    <style:style style:name="P10" style:family="paragraph" style:parent-style-name="Standard">
      <style:text-properties fo:font-size="12pt" officeooo:rsid="0027ea83" officeooo:paragraph-rsid="0027ea83" fo:background-color="#fff200"/>
    </style:style>
    <style:style style:name="P11" style:family="paragraph" style:parent-style-name="Standard">
      <style:text-properties fo:font-size="12pt" officeooo:rsid="00268325" officeooo:paragraph-rsid="00268325"/>
    </style:style>
    <style:style style:name="P12" style:family="paragraph" style:parent-style-name="Standard">
      <style:text-properties fo:font-size="12pt" officeooo:rsid="0027ea83" officeooo:paragraph-rsid="0027ea83"/>
    </style:style>
    <style:style style:name="P13" style:family="paragraph" style:parent-style-name="Standard">
      <style:text-properties fo:font-size="12pt" officeooo:rsid="002aa1d1" officeooo:paragraph-rsid="002aa1d1"/>
    </style:style>
    <style:style style:name="P14" style:family="paragraph" style:parent-style-name="Standard">
      <style:text-properties fo:font-size="12pt" officeooo:rsid="002dc666" officeooo:paragraph-rsid="002dc666"/>
    </style:style>
    <style:style style:name="P15" style:family="paragraph" style:parent-style-name="Standard">
      <style:text-properties fo:font-size="12pt" officeooo:rsid="002f4c4c" officeooo:paragraph-rsid="002f4c4c"/>
    </style:style>
    <style:style style:name="P16" style:family="paragraph" style:parent-style-name="Standard">
      <style:text-properties fo:font-size="12pt" officeooo:rsid="00330221" officeooo:paragraph-rsid="00330221"/>
    </style:style>
    <style:style style:name="P17" style:family="paragraph" style:parent-style-name="Standard">
      <style:text-properties fo:font-size="12pt" officeooo:rsid="002f4c4c" officeooo:paragraph-rsid="002f4c4c" fo:background-color="#72bf44"/>
    </style:style>
    <style:style style:name="P18" style:family="paragraph" style:parent-style-name="Standard">
      <style:text-properties fo:font-size="12pt" officeooo:rsid="003b02bb" officeooo:paragraph-rsid="003b02bb"/>
    </style:style>
    <style:style style:name="P19" style:family="paragraph" style:parent-style-name="Standard">
      <style:text-properties fo:font-size="12pt" officeooo:rsid="003d5158" officeooo:paragraph-rsid="003d5158"/>
    </style:style>
    <style:style style:name="P20" style:family="paragraph" style:parent-style-name="Standard">
      <style:text-properties fo:font-size="12pt" officeooo:rsid="003ec8df" officeooo:paragraph-rsid="00403663"/>
    </style:style>
    <style:style style:name="P21" style:family="paragraph" style:parent-style-name="Standard">
      <style:text-properties fo:font-size="12pt" officeooo:rsid="004498f5" officeooo:paragraph-rsid="004498f5"/>
    </style:style>
    <style:style style:name="P22" style:family="paragraph" style:parent-style-name="Standard">
      <style:text-properties fo:font-size="12pt" officeooo:rsid="004d3a21" officeooo:paragraph-rsid="004d3a21"/>
    </style:style>
    <style:style style:name="P23" style:family="paragraph" style:parent-style-name="Standard">
      <style:text-properties fo:font-size="12pt" officeooo:rsid="004e448e" officeooo:paragraph-rsid="004e448e"/>
    </style:style>
    <style:style style:name="P24" style:family="paragraph" style:parent-style-name="Standard">
      <style:text-properties fo:font-size="12pt" officeooo:rsid="004eec78" officeooo:paragraph-rsid="004eec78"/>
    </style:style>
    <style:style style:name="P25" style:family="paragraph" style:parent-style-name="Standard">
      <style:text-properties fo:font-size="12pt" officeooo:rsid="004eec78" officeooo:paragraph-rsid="00521bdd"/>
    </style:style>
    <style:style style:name="P26" style:family="paragraph" style:parent-style-name="Standard">
      <style:text-properties fo:font-size="12pt" style:text-underline-style="solid" style:text-underline-width="auto" style:text-underline-color="font-color" officeooo:rsid="00521bdd" officeooo:paragraph-rsid="00521bdd" fo:background-color="#fff200"/>
    </style:style>
    <style:style style:name="P27" style:family="paragraph" style:parent-style-name="Standard">
      <style:text-properties fo:color="#d9d7ce" style:font-name="Droid Sans Mono" fo:font-size="8.5pt" fo:font-weight="normal"/>
    </style:style>
    <style:style style:name="P28" style:family="paragraph" style:parent-style-name="Standard">
      <style:text-properties fo:font-size="15pt"/>
    </style:style>
    <style:style style:name="P29" style:family="paragraph" style:parent-style-name="Standard">
      <style:text-properties fo:font-size="15pt" fo:font-weight="bold"/>
    </style:style>
    <style:style style:name="P30" style:family="paragraph" style:parent-style-name="Standard">
      <style:text-properties fo:font-size="15pt" officeooo:rsid="00268325" officeooo:paragraph-rsid="00268325" style:font-size-asian="15pt" style:font-size-complex="15pt"/>
    </style:style>
    <style:style style:name="P31" style:family="paragraph" style:parent-style-name="Standard">
      <style:text-properties officeooo:rsid="00268238" officeooo:paragraph-rsid="00268238"/>
    </style:style>
    <style:style style:name="P32" style:family="paragraph" style:parent-style-name="Table_20_Heading">
      <style:paragraph-properties fo:line-height="90%" fo:text-align="start" style:justify-single-word="false"/>
      <style:text-properties fo:font-weight="bold"/>
    </style:style>
    <style:style style:name="P33" style:family="paragraph" style:parent-style-name="Standard" style:master-page-name="MasterPage2">
      <style:paragraph-properties style:page-number="auto"/>
    </style:style>
    <style:style style:name="P34" style:family="paragraph" style:parent-style-name="Standard">
      <style:text-properties fo:font-size="12pt" officeooo:rsid="004eec78" officeooo:paragraph-rsid="004eec78" fo:background-color="#fff200"/>
    </style:style>
    <style:style style:name="T1" style:family="text">
      <style:text-properties fo:color="#000000" style:font-name="Liberation Serif" fo:font-size="11pt" fo:letter-spacing="normal" fo:font-style="normal" fo:font-weight="normal"/>
    </style:style>
    <style:style style:name="T2" style:family="text">
      <style:text-properties fo:color="#000000" style:font-name="Liberation Serif" fo:font-size="11pt" fo:letter-spacing="normal" fo:font-style="normal" fo:font-weight="normal" fo:background-color="#fff200" loext:char-shading-value="0"/>
    </style:style>
    <style:style style:name="T3" style:family="text">
      <style:text-properties fo:color="#d9d7ce" style:font-name="Droid Sans Mono" fo:font-size="8.5pt" fo:font-weight="normal"/>
    </style:style>
    <style:style style:name="T4" style:family="text">
      <style:text-properties fo:color="#ffd580" style:font-name="Droid Sans Mono" fo:font-size="8.5pt" fo:font-weight="normal"/>
    </style:style>
    <style:style style:name="T5" style:family="text">
      <style:text-properties fo:color="#80d4ff" style:font-name="Droid Sans Mono" fo:font-size="8.5pt" fo:font-weight="normal"/>
    </style:style>
    <style:style style:name="T6" style:family="text">
      <style:text-properties fo:color="#d4bfff" style:font-name="Droid Sans Mono" fo:font-size="8.5pt" fo:font-weight="normal"/>
    </style:style>
    <style:style style:name="T7" style:family="text">
      <style:text-properties fo:color="#cbe645" style:font-name="Droid Sans Mono" fo:font-size="8.5pt" fo:font-weight="normal"/>
    </style:style>
    <style:style style:name="T8" style:family="text">
      <style:text-properties fo:color="#bae67e" style:font-name="Droid Sans Mono" fo:font-size="8.5pt" fo:font-weight="normal"/>
    </style:style>
    <style:style style:name="T9" style:family="text">
      <style:text-properties officeooo:rsid="001c9d0f"/>
    </style:style>
    <style:style style:name="T10" style:family="text">
      <style:text-properties fo:background-color="#fff200" loext:char-shading-value="0"/>
    </style:style>
    <style:style style:name="T11" style:family="text">
      <style:text-properties officeooo:rsid="0027ea83"/>
    </style:style>
    <style:style style:name="T12" style:family="text">
      <style:text-properties officeooo:rsid="0028436e"/>
    </style:style>
    <style:style style:name="T13" style:family="text">
      <style:text-properties officeooo:rsid="002892c9"/>
    </style:style>
    <style:style style:name="T14" style:family="text">
      <style:text-properties officeooo:rsid="002c9a4b"/>
    </style:style>
    <style:style style:name="T15" style:family="text">
      <style:text-properties officeooo:rsid="00348982"/>
    </style:style>
    <style:style style:name="T16" style:family="text">
      <style:text-properties fo:background-color="#72bf44" loext:char-shading-value="0"/>
    </style:style>
    <style:style style:name="T17" style:family="text">
      <style:text-properties officeooo:rsid="00397dc5" fo:background-color="#72bf44" loext:char-shading-value="0"/>
    </style:style>
    <style:style style:name="T18" style:family="text">
      <style:text-properties officeooo:rsid="00401007"/>
    </style:style>
    <style:style style:name="T19" style:family="text">
      <style:text-properties officeooo:rsid="004108a6"/>
    </style:style>
    <style:style style:name="T20" style:family="text">
      <style:text-properties officeooo:rsid="00458095"/>
    </style:style>
    <style:style style:name="T21" style:family="text">
      <style:text-properties officeooo:rsid="0046f994"/>
    </style:style>
    <style:style style:name="T22" style:family="text">
      <style:text-properties officeooo:rsid="004eec78"/>
    </style:style>
    <style:style style:name="T23" style:family="text">
      <style:text-properties officeooo:rsid="004fdbcd"/>
    </style:style>
    <style:style style:name="T24" style:family="text">
      <style:text-properties officeooo:rsid="00521b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RESTful API and services (Representattional State Transfer)</text:p>
      <text:p text:style-name="Standard"><text:a xlink:type="simple" xlink:href="https://www.youtube.com/watch?v=GZvSYJDk-us" text:style-name="Internet_20_link" text:visited-style-name="Visited_20_Internet_20_Link"><text:span text:style-name="Internet_20_link">https://www.youtube.com/watch?v=GZvSYJDk-us</text:span></text:a> (API course)</text:p>
      <text:p text:style-name="Standard"/>
      <text:p text:style-name="Standard"/>
      <text:p text:style-name="Standard">Client asks a server for data. Server responds with an HTML page. Instead of HTML page REST allows us to have XML/JSON formatted data transferred to client for use in our web page. REST processes the request at the server side, creates that data, <text:s/>(the values of e.g. an object are the data) are returned to the client requesting the data. Server sends the state of the object. This state is a representation of the data (in the form of JSON or XML). Hence it’s called representational state transfer. </text:p>
      <text:p text:style-name="Standard"/>
      <text:p text:style-name="Standard">THE type of the HTTP request determines the kind of the operation. Every request has a verb or method that determines its type or intention. GET – gets data. POST – creating data. PUT – updating data. DELETE- deleting data. </text:p>
      <text:p text:style-name="Standard"/>
      <text:p text:style-name="P31">In postman, create a new collection to test apis. In your edit settings for a collection, change the authorization. Set up new variables for your API services account SID, and Auth Token. </text:p>
      <text:p text:style-name="Standard"/>
      <text:p text:style-name="Standard">GraphQL - <text:a xlink:type="simple" xlink:href="https://www.howtographql.com/basics/0-introduction/" text:style-name="Internet_20_link" text:visited-style-name="Visited_20_Internet_20_Link"><text:span text:style-name="Internet_20_link">https://www.howtographql.com/basics/0-introduction/</text:span></text:a></text:p>
      <text:p text:style-name="Standard"/>
      <text:p text:style-name="Standard">Schema for writing GraphQL queries is called schema definition language. </text:p>
      <text:p text:style-name="Standard"/>
      <text:p text:style-name="Standard"/>
      <text:p text:style-name="Standard"/>
      <text:p text:style-name="Standard"/>
      <text:p text:style-name="P28">Express Chapter 4</text:p>
      <text:p text:style-name="Standard"/>
      <text:p text:style-name="Standard"/>
      <text:p text:style-name="Standard"><text:span text:style-name="T10">How Express works </text:span>- <text:span text:style-name="T1">Express, is a web application framework for Node.js, released as free and open-source software under the MIT License. It is designed for building web applications and APIs. It has been called the de facto standard server framework for Node.js.</text:span></text:p>
      <text:p text:style-name="P3"/>
      <text:p text:style-name="P3">app.get(‘/’, (req, res) =&gt; { <text:s text:c="5"/>//’/’ root of the website. (req,res) =&gt;{} is a callback function</text:p>
      <text:p text:style-name="P3"><text:s text:c="7"/>//</text:p>
      <text:p text:style-name="P3">});</text:p>
      <text:p text:style-name="P3"/>
      <text:p text:style-name="P3">install nodemon package in project. With nodemon we dont have to stop and restart listening on a port. (Video 5)</text:p>
      <text:p text:style-name="P3"/>
      <text:p text:style-name="P3">Setting environment variables (video 6). </text:p>
      <text:p text:style-name="P3"/>
      <text:p text:style-name="P3">on terminal , ** export PORT=4000 ** to set the environment’s PORT number for your machine</text:p>
      <text:p text:style-name="P3"/>
      <text:p text:style-name="P3"><text:span text:style-name="T10">*********Route parameters********</text:span>*</text:p>
      <text:p text:style-name="P3"/>
      <text:p text:style-name="Standard"><text:a xlink:type="simple" xlink:href="http://localhost:5000/api/posts/2020/6?sortBy=name" text:style-name="Internet_20_link" text:visited-style-name="Visited_20_Internet_20_Link"><text:span text:style-name="Internet_20_link">http://localhost:5000/api/posts/2020/6?sortBy=name</text:span></text:a><text:span text:style-name="T1"> <text:s text:c="3"/>------/api/posts/2020/6 route parameters for essential values. <text:s text:c="3"/>?sortBy=name equals query string parameters for additional data for backend services. Query parameters are stored in an object with a bunch of key-value pairs.</text:span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4">HTTP POST requests – video 9</text:p>
      <text:p text:style-name="P3"/>
      <text:p text:style-name="P3">Responding to HTTP post requests. 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2">HTTP Verb</text:p>
          </table:table-cell>
          <table:table-cell table:style-name="Table1.B1" office:value-type="string">
            <text:p text:style-name="P32">CRUD</text:p>
          </table:table-cell>
          <table:table-cell table:style-name="Table1.C1" office:value-type="string">
            <text:p text:style-name="P32">Entire Collection (e.g. /customers)</text:p>
          </table:table-cell>
          <table:table-cell table:style-name="Table1.D1" office:value-type="string">
            <text:p text:style-name="P32">Specific Item (e.g. /customers/{id})</text:p>
          </table:table-cell>
        </table:table-row>
        <table:table-row>
          <table:table-cell table:style-name="Table1.A2" office:value-type="string">
            <text:p text:style-name="P1">POST</text:p>
          </table:table-cell>
          <table:table-cell table:style-name="Table1.B2" office:value-type="string">
            <text:p text:style-name="P1">Create</text:p>
          </table:table-cell>
          <table:table-cell table:style-name="Table1.C2" office:value-type="string">
            <text:p text:style-name="P1">201 (Created), 'Location' header with link to /customers/{id} containing new ID.</text:p>
          </table:table-cell>
          <table:table-cell table:style-name="Table1.D2" office:value-type="string">
            <text:p text:style-name="P1">404 (Not Found), 409 (Conflict) if resource already exists..</text:p>
          </table:table-cell>
        </table:table-row>
        <table:table-row>
          <table:table-cell table:style-name="Table1.A3" office:value-type="string">
            <text:p text:style-name="P1">GET</text:p>
          </table:table-cell>
          <table:table-cell table:style-name="Table1.B3" office:value-type="string">
            <text:p text:style-name="P1">Read</text:p>
          </table:table-cell>
          <table:table-cell table:style-name="Table1.C3" office:value-type="string">
            <text:p text:style-name="P1">200 (OK), list of customers. Use pagination, sorting and filtering to navigate big lists.</text:p>
          </table:table-cell>
          <table:table-cell table:style-name="Table1.D3" office:value-type="string">
            <text:p text:style-name="P1">200 (OK), single customer. 404 (Not Found), if ID not found or invalid.</text:p>
          </table:table-cell>
        </table:table-row>
        <table:table-row>
          <table:table-cell table:style-name="Table1.A4" office:value-type="string">
            <text:p text:style-name="P1">PUT</text:p>
          </table:table-cell>
          <table:table-cell table:style-name="Table1.B4" office:value-type="string">
            <text:p text:style-name="P1">Update/Replace</text:p>
          </table:table-cell>
          <table:table-cell table:style-name="Table1.C4" office:value-type="string">
            <text:p text:style-name="P1">405 (Method Not Allowed), unless you want to update/replace every resource in the entire collection.</text:p>
          </table:table-cell>
          <table:table-cell table:style-name="Table1.D4" office:value-type="string">
            <text:p text:style-name="P1">200 (OK) or 204 (No Content). 404 (Not Found), if ID not found or invalid.</text:p>
          </table:table-cell>
        </table:table-row>
        <table:table-row>
          <table:table-cell table:style-name="Table1.A5" office:value-type="string">
            <text:p text:style-name="P1">PATCH</text:p>
          </table:table-cell>
          <table:table-cell table:style-name="Table1.B5" office:value-type="string">
            <text:p text:style-name="P1">Update/Modify</text:p>
          </table:table-cell>
          <table:table-cell table:style-name="Table1.C5" office:value-type="string">
            <text:p text:style-name="P1">405 (Method Not Allowed), unless you want to modify the collection itself.</text:p>
          </table:table-cell>
          <table:table-cell table:style-name="Table1.D5" office:value-type="string">
            <text:p text:style-name="P1">200 (OK) or 204 (No Content). 404 (Not Found), if ID not found or invalid.</text:p>
          </table:table-cell>
        </table:table-row>
        <table:table-row>
          <table:table-cell table:style-name="Table1.A6" office:value-type="string">
            <text:p text:style-name="P1">DELETE</text:p>
          </table:table-cell>
          <table:table-cell table:style-name="Table1.B6" office:value-type="string">
            <text:p text:style-name="P1">Delete</text:p>
          </table:table-cell>
          <table:table-cell table:style-name="Table1.C6" office:value-type="string">
            <text:p text:style-name="P1">405 (Method Not Allowed), unless you want to delete the whole collection—not often desirable.</text:p>
          </table:table-cell>
          <table:table-cell table:style-name="Table1.D6" office:value-type="string">
            <text:p text:style-name="P1">200 (OK). 404 (Not Found), if ID not found or invalid.</text:p>
          </table:table-cell>
        </table:table-row>
      </table:table>
      <text:p text:style-name="P3"/>
      <text:p text:style-name="P3"/>
      <text:p text:style-name="P3">Input validation (e.g. for POST requests) video 11</text:p>
      <text:p text:style-name="P3"/>
      <text:p text:style-name="P3">//process - global object in node that gives us access to the current process</text:p>
      <text:p text:style-name="P3"/>
      <text:p text:style-name="Standard"><text:span text:style-name="T2">Request and response objects</text:span><text:span text:style-name="T1"> - </text:span><text:a xlink:type="simple" xlink:href="https://expressjs.com/en/api.html#req" text:style-name="Internet_20_link" text:visited-style-name="Visited_20_Internet_20_Link"><text:span text:style-name="Internet_20_link">https://expressjs.com/en/api.html#req</text:span></text:a></text:p>
      <text:p text:style-name="Standard"/>
      <text:p text:style-name="P28">Advanced Express concepts - Chapter 5</text:p>
      <text:p text:style-name="Standard"/>
      <text:p text:style-name="Standard">//<text:span text:style-name="T10">process</text:span> - global object in node that gives us access to the current process</text:p>
      <text:p text:style-name="Standard"/>
      <text:p text:style-name="Standard">Middleware: A function that takes a request object and either returns response to the client or passes control to another middleware function.</text:p>
      <text:p text:style-name="Standard"/>
      <text:p text:style-name="Standard"><text:span text:style-name="T10">Request processing pipeline</text:span> – Video 2 – When we receive a request on the server, that request goes through this pipeline. We have one or more middleware functions. Each middleware function other terminates the request response cycle by returning a response object or it passes back control to another middleware function.</text:p>
      <text:p text:style-name="Standard"/>
      <text:p text:style-name="Standard">App.use() to use custom middleware functions. </text:p>
      <text:p text:style-name="Standard"/>
      <text:p text:style-name="Standard">app.use(express.json()); //parses the body of the request and if there is a json object, it will populate <text:soft-page-break/>req.body property</text:p>
      <text:p text:style-name="Standard"/>
      <text:p text:style-name="Standard">app.use(express.urlencoded()); //this mf parses incoming requests with urlEncoded payloads</text:p>
      <text:p text:style-name="Standard"/>
      <text:p text:style-name="Standard">app.use(express.static("public")); //serve static files from the root of the page</text:p>
      <text:p text:style-name="Standard"/>
      <text:p text:style-name="Standard"/>
      <text:p text:style-name="Standard">//custom middleware function. next is a reference to the next middleware function in the pipeline</text:p>
      <text:p text:style-name="Standard">//Middleware function are called in sequence</text:p>
      <text:p text:style-name="Standard">app.use(logger);</text:p>
      <text:p text:style-name="Standard"/>
      <text:p text:style-name="Standard">//process - global object in node that gives us access to the current process</text:p>
      <text:p text:style-name="Standard"/>
      <text:p text:style-name="Standard"><text:span text:style-name="T10">Environments</text:span> – testing, production, development</text:p>
      <text:p text:style-name="Standard">// app.get("env"); //get() gives us various settings about this application. Env returns if our machine is in development, production, testing, etc environment atm</text:p>
      <text:p text:style-name="Standard"/>
      <text:p text:style-name="Standard"><text:span text:style-name="T10">Configuration</text:span> – video 7 – storing configuration settings for each environment and overriding the configuration settings for each env (development, production, testing, etc) Use npm rc or config packages.</text:p>
      <text:p text:style-name="Standard">Storing passwords (e.g. of a mail server) in environment variables. Same video. Read passwords saved in environment variables using configuration panels of your app.</text:p>
      <text:p text:style-name="Standard">Export app_password=1234</text:p>
      <text:p text:style-name="Standard"/>
      <text:p text:style-name="Standard"><text:span text:style-name="T10">Debugging</text:span> – video 8 – use the debug node package. Instead of console.log use the debugging functions. Make sure NODE_ENV is in development.</text:p>
      <text:p text:style-name="Standard">Set DEBUG environment variable in terminal, export DEBUG=app:* using the namespace we create in code. </text:p>
      <text:p text:style-name="Standard"/>
      <text:p text:style-name="Standard"/>
      <text:p text:style-name="Standard">Templating engines – (vid 9) – retunrs html markup not json objects. That’s when we use templating engines. eg. Pug, mustache, EJS. We use pug</text:p>
      <text:p text:style-name="Standard"/>
      <text:p text:style-name="Standard">app.set("view engine", "pug"); //setting the view engine (templating engine) that returns the html</text:p>
      <text:p text:style-name="Standard"/>
      <text:p text:style-name="Standard">app.get("/", (req, res) =&gt; {</text:p>
      <text:p text:style-name="Standard"><text:s text:c="2"/>//returns an html markup to the client in the home page using a view</text:p>
      <text:p text:style-name="Standard"><text:s text:c="2"/>res.render("index", { title: "My Express App", message: "Adnan Sakib" });</text:p>
      <text:p text:style-name="Standard">});</text:p>
      <text:p text:style-name="Standard"/>
      <text:p text:style-name="Standard"><text:span text:style-name="T10">Database integration –</text:span> (video 10) – an introduction</text:p>
      <text:p text:style-name="Standard"/>
      <text:p text:style-name="Standard"><text:span text:style-name="T10">Restructuring express application</text:span> (video 12) – introducing express router after taking api routes to another file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28">Asynchronous JS -chapter 6</text:p>
      <text:p text:style-name="Standard"/>
      <text:p text:style-name="Standard"><text:span text:style-name="T10">Asynchronous</text:span> doesnt mean concurrent or multithreaded. </text:p>
      <text:p text:style-name="Standard">Three patterns to deal with asynchronous code: <text:span text:style-name="T10">Callbacks, promises and async/await</text:span></text:p>
      <text:p text:style-name="Standard"/>
      <text:p text:style-name="Standard"><text:span text:style-name="T10">Callbacks</text:span> – video 3 - Callback is a function we call when a result of an asynchronous operation is ready. </text:p>
      <text:p text:style-name="Standard"/>
      <text:p text:style-name="Standard"><text:span text:style-name="T10">Promise</text:span> (video 6) is an object that holds the eventual result of an asynchronous operation. It can be in three states: Pending, Rejected, Fulfilled.</text:p>
      <text:p text:style-name="Standard"/>
      <text:p text:style-name="Standard">When creating a new promise object, provide a callback function as parameter. That function in turn will have two callback functions, “resolve” and “reject” as its parameters. </text:p>
      <text:p text:style-name="Standard"/>
      <text:p text:style-name="Standard">const p = new Promise((resolve, reject) =&gt; {</text:p>
      <text:p text:style-name="Standard"><text:s text:c="4"/></text:p>
      <text:p text:style-name="Standard">});</text:p>
      <text:p text:style-name="Standard"/>
      <text:p text:style-name="Standard">Promise object p has two methods for it, catch() (catches error) and then() (gets the result of our asynchronous operation). </text:p>
      <text:p text:style-name="Standard"/>
      <text:p text:style-name="Standard"><text:span text:style-name="T10">How to consume promises once they are returned</text:span> – video 8</text:p>
      <text:p text:style-name="Standard"/>
      <text:p text:style-name="Standard"><text:span text:style-name="T10">Using settled (resolved) promises for testing</text:span> (video 9) – for writing unit tests. Create a promise that is already resolved, or a promise that is already rejected. </text:p>
      <text:p text:style-name="Standard"/>
      <text:p text:style-name="Standard">R<text:span text:style-name="T10">unning promises in parallel </text:span>– video 10 - </text:p>
      <text:p text:style-name="Standard"/>
      <text:p text:style-name="Standard">///still not multithreading. It's still one thread that performs the asynchronous operations.</text:p>
      <text:p text:style-name="Standard">const p1 = new Promise((resolve, reject) =&gt; {</text:p>
      <text:p text:style-name="Standard"><text:s text:c="2"/>setTimeout(() =&gt; {</text:p>
      <text:p text:style-name="Standard"><text:s text:c="4"/>console.log("Async operation 1..");</text:p>
      <text:p text:style-name="Standard"><text:s text:c="4"/>// resolve(1);</text:p>
      <text:p text:style-name="Standard"><text:s text:c="4"/>reject(new Error("Because someting failed."));</text:p>
      <text:p text:style-name="Standard"><text:s text:c="2"/>}, 2000);</text:p>
      <text:p text:style-name="Standard">});</text:p>
      <text:p text:style-name="Standard"/>
      <text:p text:style-name="Standard">const p2 = new Promise((resolve) =&gt; {</text:p>
      <text:p text:style-name="Standard"><text:s text:c="2"/>setTimeout(() =&gt; {</text:p>
      <text:p text:style-name="Standard"><text:s text:c="4"/>console.log("Async operation 2..");</text:p>
      <text:p text:style-name="Standard"><text:s text:c="4"/>resolve(2);</text:p>
      <text:p text:style-name="Standard"><text:s text:c="2"/>}, 2000);</text:p>
      <text:p text:style-name="Standard">});</text:p>
      <text:p text:style-name="Standard"/>
      <text:p text:style-name="Standard"><text:soft-page-break/>Promise.all([p1, p2]) //all() returns a new promise that is resolved only when all the promises in the array are resolved.</text:p>
      <text:p text:style-name="Standard"><text:s text:c="2"/>.then((result) =&gt; console.log(result))</text:p>
      <text:p text:style-name="Standard"><text:s text:c="2"/>.catch((error) =&gt; console.log("Error: ", error.message));</text:p>
      <text:p text:style-name="Standard">Promise.race( [p1,p2] ) <text:s/>//race() - as soon as one promise is fulfilled inside the array, the entire promise is considered fulfilled.</text:p>
      <text:p text:style-name="Standard"/>
      <text:p text:style-name="Standard">Async/Await – video 11 – use await keyword to do asynchronous operations, to write code like synchronous operations. Prefix the function with async keyword. Its syntactical sugar for promises. </text:p>
      <text:p text:style-name="Standard"/>
      <text:p text:style-name="Standard"/>
      <text:p text:style-name="P5">CRUD Operations using Mongoose – chapter 7</text:p>
      <text:p text:style-name="P5"/>
      <text:p text:style-name="P6"><text:span text:style-name="T10">MongoDB</text:span> is a NoSQL database system which stores data in the form of BSON documents. </text:p>
      <text:p text:style-name="P6"/>
      <text:p text:style-name="P6">In terms of Node.js, mongodb is the native driver for interacting with a mongodb instance and mongoose is an Object modeling tool for MongoDB.</text:p>
      <text:p text:style-name="P6"/>
      <text:p text:style-name="P6">Mongoose is built on top of the MongoDB driver to provide programmers with a way to model their data.</text:p>
      <text:p text:style-name="P6"/>
      <text:p text:style-name="P5">mongoose</text:p>
      <text:p text:style-name="P5"><text:s text:c="2"/>.connect("mongodb://localhost/playground", {</text:p>
      <text:p text:style-name="P5"><text:s text:c="4"/>useNewUrlParser: true,</text:p>
      <text:p text:style-name="P5"><text:s text:c="4"/>useUnifiedTopology: true,</text:p>
      <text:p text:style-name="P5"><text:s text:c="2"/>})</text:p>
      <text:p text:style-name="P5"/>
      <text:p text:style-name="P5"/>
      <text:p text:style-name="P6"><text:span text:style-name="T10">Schemas</text:span> – (video 5) – specific to mongoose, not part of mongodb. Defines the shape of documents in a mongodb collection. </text:p>
      <text:p text:style-name="P6"/>
      <text:p text:style-name="P6"><text:span text:style-name="T10">A collection </text:span>is like a table in a relational database. <text:s/></text:p>
      <text:p text:style-name="P6"/>
      <text:p text:style-name="P6"><text:span text:style-name="T10">A documen</text:span>t is a container of key-value pairs. <text:span text:style-name="T13">(A json object)</text:span></text:p>
      <text:p text:style-name="P6"/>
      <text:p text:style-name="P6"><text:span text:style-name="T10">Models</text:span> - (video 6) - </text:p>
      <text:p text:style-name="P6">//Classes, objects</text:p>
      <text:p text:style-name="P6">//Course , nodeCourse</text:p>
      <text:p text:style-name="P6">//<text:span text:style-name="T10">model</text:span> – Once we have a schema, we compile the schema into a model to create a class like Course.</text:p>
      <text:p text:style-name="P6">Next we can create an object based on that class, and this objects maps to a document in a mongodb database. </text:p>
      <text:p text:style-name="P6"/>
      <text:p text:style-name="P6"><text:span text:style-name="T10">Querying documents in mongodb </text:span>– video 8 </text:p>
      <text:p text:style-name="P6"/>
      <text:p text:style-name="P6"/>
      <text:p text:style-name="P6">async function getCourses() {</text:p>
      <text:p text:style-name="P6"><text:soft-page-break/></text:p>
      <text:p text:style-name="P6"><text:s text:c="2"/>const courses = await Course.find({ author: "Sakib", isPublished: true })</text:p>
      <text:p text:style-name="P6"><text:s text:c="4"/>.limit(10)</text:p>
      <text:p text:style-name="P6"><text:s text:c="4"/>.sort({ name: 1 })</text:p>
      <text:p text:style-name="P6"><text:s text:c="4"/>.select({ name: 1, tags: 1 }); //with this function we get all the courses in our database</text:p>
      <text:p text:style-name="P6"><text:s text:c="2"/>console.log(courses);</text:p>
      <text:p text:style-name="P6">} //name:1 means sort in ascending order, -1 means descending order</text:p>
      <text:p text:style-name="P6"/>
      <text:p text:style-name="P6">//the find method returns a DocumentQuery object, which is like a promise.</text:p>
      <text:p text:style-name="P6"/>
      <text:p text:style-name="P6"/>
      <text:p text:style-name="P6"/>
      <text:p text:style-name="P6"/>
      <text:p text:style-name="P6"><text:span text:style-name="T10">Comparison query operators in mongoDB</text:span> – video 9 - </text:p>
      <text:p text:style-name="P6"/>
      <text:p text:style-name="P6">eq (equal) </text:p>
      <text:p text:style-name="P6">ne (not equal)</text:p>
      <text:p text:style-name="P6">gt (greater than)</text:p>
      <text:p text:style-name="P6">gte (greater than or equal to)</text:p>
      <text:p text:style-name="P6">lt (less than)</text:p>
      <text:p text:style-name="P6">lte (less than or equal to)</text:p>
      <text:p text:style-name="P6">in</text:p>
      <text:p text:style-name="P6">nin (not in)</text:p>
      <text:p text:style-name="P6"/>
      <text:p text:style-name="Standard"><text:span text:style-name="T3">.</text:span><text:span text:style-name="T4">find</text:span><text:span text:style-name="T3">(</text:span><text:span text:style-name="T5">{</text:span><text:span text:style-name="T3"> price: </text:span><text:span text:style-name="T5">{</text:span><text:span text:style-name="T3"> $gte: </text:span><text:span text:style-name="T6">10</text:span><text:span text:style-name="T3">, $lte: </text:span><text:span text:style-name="T6">20</text:span><text:span text:style-name="T3"> </text:span><text:span text:style-name="T5">}</text:span><text:span text:style-name="T3"> </text:span><text:span text:style-name="T5">}</text:span><text:span text:style-name="T3">)</text:span></text:p>
      <text:p text:style-name="P27"/>
      <text:p text:style-name="P6">.find ({ price: { $in : [10, 15, 20] } })</text:p>
      <text:p text:style-name="P6"/>
      <text:p text:style-name="P6"><text:span text:style-name="T10">Logical query operators </text:span>– video 10 - </text:p>
      <text:p text:style-name="P6"/>
      <text:p text:style-name="P6">//or </text:p>
      <text:p text:style-name="P6">//and</text:p>
      <text:p text:style-name="P6"/>
      <text:p text:style-name="P6">.find()</text:p>
      <text:p text:style-name="P6">.or([ {author: “Sakib”}, {} ])</text:p>
      <text:p text:style-name="Standard"><text:span text:style-name="T3">.</text:span><text:span text:style-name="T4">or</text:span><text:span text:style-name="T3">([</text:span><text:span text:style-name="T5">{</text:span><text:span text:style-name="T3"> author: </text:span><text:span text:style-name="T7">"</text:span><text:span text:style-name="T8">Sakib</text:span><text:span text:style-name="T7">"</text:span><text:span text:style-name="T3"> </text:span><text:span text:style-name="T5">}</text:span><text:span text:style-name="T3">, </text:span><text:span text:style-name="T5">{</text:span><text:span text:style-name="T3"> isPublished: </text:span><text:span text:style-name="T6">true</text:span><text:span text:style-name="T3"> </text:span><text:span text:style-name="T5">}</text:span><text:span text:style-name="T3">])</text:span></text:p>
      <text:p text:style-name="P2"><text:span text:style-name="T3">.</text:span><text:span text:style-name="T4">and</text:span><text:span text:style-name="T3">([</text:span><text:span text:style-name="T5">{</text:span><text:span text:style-name="T3"> author: </text:span><text:span text:style-name="T7">"</text:span><text:span text:style-name="T8">Sakib</text:span><text:span text:style-name="T7">"</text:span><text:span text:style-name="T3"> </text:span><text:span text:style-name="T5">}</text:span><text:span text:style-name="T3">, </text:span><text:span text:style-name="T5">{</text:span><text:span text:style-name="T3"> isPublished: </text:span><text:span text:style-name="T6">true</text:span><text:span text:style-name="T3"> </text:span><text:span text:style-name="T5">}</text:span><text:span text:style-name="T3">])</text:span></text:p>
      <text:p text:style-name="P6"/>
      <text:p text:style-name="P9">Regular expressions </text:p>
      <text:p text:style-name="P6"/>
      <text:p text:style-name="P6"><text:s text:c="4"/>.find({ author: /^Sakib/ }) //regular expression. expression where author starts with Sakib. Case sensitive</text:p>
      <text:p text:style-name="P6"><text:s text:c="4"/>.find({ price: /Adnan$/i }) //regular expression where search is that of author that ends with Adnan. i at the end is for case insensitive</text:p>
      <text:p text:style-name="P6"><text:s text:c="4"/>.find({ price: /.*Sakib.*/ }) //regular exrpession for author where the name Sakib is anywhere</text:p>
      <text:p text:style-name="P6"/>
      <text:p text:style-name="P6"><text:span text:style-name="T10">Counting </text:span>– video 12 - .skip( (pageNumber – 1) * pageSize )</text:p>
      <text:p text:style-name="P6"/>
      <text:p text:style-name="P6"/>
      <text:p text:style-name="P6"><text:span text:style-name="T10">Updating a document – query first</text:span> – video 17, 18. - </text:p>
      <text:p text:style-name="P6"><text:soft-page-break/></text:p>
      <text:p text:style-name="P6"/>
      <text:p text:style-name="P6"/>
      <text:p text:style-name="P9">Approach: Query First</text:p>
      <text:p text:style-name="P6"><text:s text:c="2"/>//findById()</text:p>
      <text:p text:style-name="P6"><text:s text:c="2"/>//Modify its properties</text:p>
      <text:p text:style-name="P6"><text:s text:c="2"/>//save()</text:p>
      <text:p text:style-name="P6"><text:s text:c="2"/></text:p>
      <text:p text:style-name="P9"><text:s text:c="2"/>Approach 2: Update first</text:p>
      <text:p text:style-name="P6"><text:s text:c="2"/>// Update directly in the database, using mongodb update operators.</text:p>
      <text:p text:style-name="P6">//using the update method to update the document directly in the database without retrieving it first</text:p>
      <text:p text:style-name="P6">//to obtain the course object as well as update by id, use findByIdAndUpdate() method</text:p>
      <text:p text:style-name="P6">//OPtionally: get the updated document</text:p>
      <text:p text:style-name="P6">Removing a document – video 19 </text:p>
      <text:p text:style-name="P6"/>
      <text:p text:style-name="P6">deleteOne, deleteMany(), findByIdAndRemove() to obtain and return the course we removed.</text:p>
      <text:p text:style-name="P6"/>
      <text:p text:style-name="P6"/>
      <text:p text:style-name="P29">Mongoose Data Validation - Chapter 8 - </text:p>
      <text:p text:style-name="P6"/>
      <text:p text:style-name="P6"><text:span text:style-name="T10">Validation </text:span>– name: <text:s/>{ type:string , required: true } //Do validation this way in mongoose. Not mongodb though. </text:p>
      <text:p text:style-name="P6"/>
      <text:p text:style-name="P6"><text:span text:style-name="T10">Custom validators (video 3):</text:span> use functions inside properties. Validate property to create custom validators. e.g,</text:p>
      <text:p text:style-name="P6"/>
      <text:p text:style-name="P6"><text:s text:c="2"/>tags: {</text:p>
      <text:p text:style-name="P6"><text:s text:c="4"/>type: Array,</text:p>
      <text:p text:style-name="P6"><text:s text:c="4"/>validate: {</text:p>
      <text:p text:style-name="P6"><text:s text:c="6"/>validator: function (v) {</text:p>
      <text:p text:style-name="P6"><text:s text:c="8"/>return v &amp;&amp; v.length &gt; 0;</text:p>
      <text:p text:style-name="P6"><text:s text:c="6"/>},</text:p>
      <text:p text:style-name="P6"><text:s text:c="6"/>message: "A course should have at least one tag.",</text:p>
      <text:p text:style-name="P6"><text:s text:c="4"/>},</text:p>
      <text:p text:style-name="P6"><text:s text:c="2"/>},</text:p>
      <text:p text:style-name="P6"/>
      <text:p text:style-name="P6"/>
      <text:p text:style-name="P6"/>
      <text:p text:style-name="P6">Async validators for asynchronous properties (video 4): <text:s/>Return promise instead of using isAsync: true in custom validators, it is deprecated. </text:p>
      <text:p text:style-name="P6"/>
      <text:p text:style-name="P6"><text:span text:style-name="T10">Validation errors (video 5) </text:span>– <text:span text:style-name="T9">in the createCourse() function.</text:span></text:p>
      <text:p text:style-name="P6"/>
      <text:p text:style-name="P6"><text:s text:c="2"/>try {</text:p>
      <text:p text:style-name="P6"><text:s text:c="4"/>const result = await course.save(); </text:p>
      <text:p text:style-name="P6"><text:s text:c="4"/>console.log(result);</text:p>
      <text:p text:style-name="P6"><text:s text:c="2"/>} catch (ex) {</text:p>
      <text:p text:style-name="P7"><text:s text:c="4"/>for (field in ex.errors) </text:p>
      <text:p text:style-name="P7"><text:soft-page-break/><text:tab/>console.log(ex.errors[field].message);</text:p>
      <text:p text:style-name="P6"><text:s text:c="2"/>}</text:p>
      <text:p text:style-name="P6"/>
      <text:p text:style-name="P6"/>
      <text:p text:style-name="P8"><text:span text:style-name="T10">Making genres API</text:span> – making it asynchronous and adding mongoose integration to mongodb – video 7- </text:p>
      <text:p text:style-name="P8"/>
      <text:p text:style-name="P8"/>
      <text:p text:style-name="P30">Chapter 9 – Modelling relationships between Connected Data in Mongoose</text:p>
      <text:p text:style-name="P11"/>
      <text:p text:style-name="P11"><text:span text:style-name="T10">Modelling Relationships</text:span> – video 1 – <text:span text:style-name="T11">The entities and concepts we work with can have association. e.g. Courses can have an author. Authors can have names, author documents, image, website.</text:span></text:p>
      <text:p text:style-name="P11"/>
      <text:p text:style-name="P13">What <text:span text:style-name="T10">approach</text:span> you use is based on <text:s/>the requirements of your app. It’s a trade-off between query performance vs consistency. </text:p>
      <text:p text:style-name="P11"/>
      <text:p text:style-name="P10">Using References (Normalization) -<text:span text:style-name="T14">&gt; CONSISTENCY</text:span></text:p>
      <text:p text:style-name="P12"/>
      <text:p text:style-name="P14">let author = {</text:p>
      <text:p text:style-name="P14"><text:s text:c="2"/>name: "Sakib",</text:p>
      <text:p text:style-name="P14">};</text:p>
      <text:p text:style-name="P14"/>
      <text:p text:style-name="P14">let course = {</text:p>
      <text:p text:style-name="P14"><text:s text:c="2"/>author: "id",</text:p>
      <text:p text:style-name="P14">};</text:p>
      <text:p text:style-name="P12"/>
      <text:p text:style-name="P10">Using Embedded Documents (Denormalization) -<text:span text:style-name="T14">&gt; QUERY PERFORMANCE</text:span></text:p>
      <text:p text:style-name="P12"/>
      <text:p text:style-name="P12">let course = { </text:p>
      <text:p text:style-name="P12"><text:s text:c="2"/>author: {</text:p>
      <text:p text:style-name="P12"><text:s text:c="4"/>name: "Sakib",</text:p>
      <text:p text:style-name="P12"><text:s text:c="2"/>},</text:p>
      <text:p text:style-name="P12">};</text:p>
      <text:p text:style-name="P12"/>
      <text:p text:style-name="P12">//<text:span text:style-name="T12">author document inside course document</text:span></text:p>
      <text:p text:style-name="P12"/>
      <text:p text:style-name="P12"><text:span text:style-name="T10">//Hybrid approach</text:span> - when we need a snapshot of your data in a point in time</text:p>
      <text:p text:style-name="P12"/>
      <text:p text:style-name="P12">let author = {</text:p>
      <text:p text:style-name="P12"><text:s text:c="2"/>name: "Sakib",</text:p>
      <text:p text:style-name="P12"><text:s text:c="2"/>//50 other properties</text:p>
      <text:p text:style-name="P12">};</text:p>
      <text:p text:style-name="P12"/>
      <text:p text:style-name="P12">let course = {</text:p>
      <text:p text:style-name="P12"><text:s text:c="2"/>author: {</text:p>
      <text:p text:style-name="P12"><text:s text:c="4"/>id: "ref",</text:p>
      <text:p text:style-name="P12"><text:s text:c="4"/>name: "Sakib",</text:p>
      <text:p text:style-name="P12"><text:s text:c="2"/>},</text:p>
      <text:p text:style-name="P12">};</text:p>
      <text:p text:style-name="P15"><text:soft-page-break/><text:span text:style-name="T10">Referencing documents</text:span> (documents refering each other, like a relational database) – video 2 </text:p>
      <text:p text:style-name="P15"/>
      <text:p text:style-name="P15">//<text:span text:style-name="T17">an author document of type ObjectId that references another collection named “Author”.</text:span></text:p>
      <text:p text:style-name="P15"/>
      <text:p text:style-name="P15">const Course = mongoose.model("Course", new mongoose.Schema({</text:p>
      <text:p text:style-name="P15"><text:s text:c="4"/>name: String,</text:p>
      <text:p text:style-name="P15"><text:s text:c="2"/><text:span text:style-name="T16"><text:s text:c="2"/>author: {</text:span></text:p>
      <text:p text:style-name="P17"><text:s text:c="6"/>type: mongoose.Schema.Types.ObjectId,</text:p>
      <text:p text:style-name="P17"><text:s text:c="6"/>ref: "Author",</text:p>
      <text:p text:style-name="P15"><text:span text:style-name="T16"><text:s text:c="4"/>}</text:span>,</text:p>
      <text:p text:style-name="P15"><text:s text:c="2"/>})</text:p>
      <text:p text:style-name="P15">);</text:p>
      <text:p text:style-name="P15"/>
      <text:p text:style-name="P15"/>
      <text:p text:style-name="P16"><text:span text:style-name="T10">Population</text:span> – video 3 - </text:p>
      <text:p text:style-name="P16"/>
      <text:p text:style-name="P16">In a real world application, we want to load the ObjectId referenced in one document to see its content (e.g. author nam<text:span text:style-name="T15">e</text:span>).</text:p>
      <text:p text:style-name="P16"/>
      <text:p text:style-name="P18"/>
      <text:p text:style-name="P19"><text:span text:style-name="T10">Transactions</text:span> using Fawn package. Video 8 </text:p>
      <text:p text:style-name="P19"/>
      <text:p text:style-name="P20"><text:span text:style-name="T10">ObjectId in mongodb</text:span> – video 9 – </text:p>
      <text:p text:style-name="P20"/>
      <text:p text:style-name="P20"><text:span text:style-name="T18">24 bit code. 12 bytes. 4 byte – time stamp value,</text:span> <text:span text:style-name="T19">3 bytes: machine identifier, 2 bytes: process identifier, <text:s/>3 byte incrementing counter. </text:span></text:p>
      <text:p text:style-name="P20"/>
      <text:p text:style-name="P21">This <text:span text:style-name="T20">unique </text:span>id here is generated by MongoDb driver <text:span text:style-name="T21">(mongoose – an abstraction over mongodb driver)</text:span>, not mongodb itself. The driver talks to mongodb. </text:p>
      <text:p text:style-name="P21"/>
      <text:p text:style-name="P22">To <text:span text:style-name="T10">generate objectId</text:span>: </text:p>
      <text:p text:style-name="P22"/>
      <text:p text:style-name="P22">const id = new mongoose.Types.ObjectId();</text:p>
      <text:p text:style-name="P22">console.log(id.getTimestamp()); <text:s text:c="2"/>-&gt; to get the timestamp from the object id.</text:p>
      <text:p text:style-name="P22"/>
      <text:p text:style-name="P23">Check validity of objectId</text:p>
      <text:p text:style-name="P23"/>
      <text:p text:style-name="P23">mongoose.Types.ObjectId.isValid(“12jn32jbeu2nd”); //<text:span text:style-name="T22">returns false</text:span></text:p>
      <text:p text:style-name="P23"/>
      <text:p text:style-name="P2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4"><text:soft-page-break/><text:span text:style-name="T10">Validating objectIds</text:span> inside the Joi validate function we create (video 10) – <text:span text:style-name="T23">use the “joi-objectid” npm package. That way, we won’t have to call mongoose.Types.ObjectID() for ObjectId validation inside the validateRental function. That way is very tedious. </text:span></text:p>
      <text:p text:style-name="P24"/>
      <text:p text:style-name="P25"/>
      <text:p text:style-name="P26">The tedious way</text:p>
      <text:p text:style-name="P25"><text:span text:style-name="T24">Inside our rentals.js routes file, inside our post function. C</text:span>hecking if the customerID, movieId is a valid objectId</text:p>
      <text:p text:style-name="P24"/>
      <text:p text:style-name="P24">if (!mongoose.Types.ObjectId.isValid(req.body.customerId))</text:p>
      <text:p text:style-name="P24"><text:s text:c="3"/>return res.status(400).send("Invalid customerId of customer.");</text:p>
      <text:p text:style-name="P24"/>
      <text:p text:style-name="P24">if (!mongoose.Types.ObjectId.isValid(req.body.movieId))</text:p>
      <text:p text:style-name="P24"><text:s text:c="3"/>return res.status(400).send("Invalid movieId of movie.");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 Mono" svg:font-family="'Droid Sans Mono'"/>
    <style:font-face style:name="Liberation Sans" svg:font-family="'Liberation Sans'"/>
    <style:font-face style:name="Liberation Serif" svg:font-family="'Liberation Serif'"/>
    <style:font-face style:name="Lohit Devanagari" svg:font-family="'Lohit Devanagari'"/>
    <style:font-face style:name="Noto Sans CJK SC" svg:font-family="'Noto Sans CJK SC'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Times New Roman" fo:font-size="10pt" fo:letter-spacing="normal" fo:language="none" fo:country="none" style:font-name-asian="Arial" style:font-size-asian="12pt" style:language-asian="none" style:country-asian="none" style:font-name-complex="Arial" style:font-size-complex="12pt" style:language-complex="none" style:country-complex="none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text-autospace="ideograph-alpha" style:punctuation-wrap="hanging" style:line-break="strict" style:tab-stop-distance="1.251cm" style:writing-mode="page"/>
      <style:text-properties fo:color="#000000" style:text-position="0% 100%" style:font-name="Times New Roman" fo:font-size="10pt" fo:letter-spacing="normal" fo:language="none" fo:country="none" style:font-name-asian="Arial" style:font-size-asian="12pt" style:language-asian="none" style:country-asian="none" style:font-name-complex="Arial" style:font-size-complex="12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Normal" style:class="text"/>
    <style:style style:name="Heading" style:family="paragraph" style:parent-style-name="Standard" style:class="text">
      <style:paragraph-properties fo:margin-top="0.423cm" fo:margin-bottom="0.212cm" loext:contextual-spacing="false"/>
      <style:text-properties style:font-name="Liberation Sans" fo:font-family="'Liberation Sans'" fo:font-size="14pt" style:font-name-asian="Noto Sans CJK SC" style:font-family-asian="'Noto Sans CJK SC'" style:font-name-complex="Lohit Devanagari" style:font-family-complex="'Lohit Devanagari'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class="text">
      <style:paragraph-properties fo:margin-top="0.847cm" fo:margin-bottom="0.353cm" loext:contextual-spacing="false"/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loext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loext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cm" loext:contextual-spacing="true" fo:text-indent="0cm" style:auto-text-indent="false"/>
    </style:style>
    <style:style style:name="No_20_Spacing" style:display-name="No Spacing" style:family="paragraph">
      <style:paragraph-properties fo:margin-top="0cm" fo:margin-bottom="0cm" loext:contextual-spacing="false" fo:line-height="100%"/>
    </style:style>
    <style:style style:name="Title" style:family="paragraph" style:parent-style-name="Normal" style:class="chapter">
      <style:paragraph-properties fo:margin-top="0.529cm" fo:margin-bottom="0.353cm" loext:contextual-spacing="tru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loext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style:paragraph-properties fo:margin-left="1.27cm" fo:margin-right="1.27cm" fo:margin-top="0cm" fo:margin-bottom="0cm" loext:contextual-spacing="true" fo:text-indent="0cm" style:auto-text-indent="false" fo:padding="0cm" fo:border="0.51pt solid #ffffff"/>
      <style:text-properties fo:font-style="italic"/>
    </style:style>
    <style:style style:name="Header" style:family="paragraph" style:parent-style-name="Normal" style:class="extra">
      <style:paragraph-properties fo:margin-top="0cm" fo:margin-bottom="0cm" loext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loext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.071cm" loext:contextual-spacing="false" fo:line-height="100%"/>
      <style:text-properties fo:font-size="9pt"/>
    </style:style>
    <style:style style:name="toc_20_1" style:display-name="toc 1" style:family="paragraph" style:parent-style-name="Normal">
      <style:paragraph-properties fo:margin-left="0cm" fo:margin-right="0cm" fo:margin-top="0cm" fo:margin-bottom="0.101cm" loext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loext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loext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loext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loext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loext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loext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loext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loext:contextual-spacing="false" fo:text-indent="0cm" style:auto-text-indent="false"/>
    </style:style>
    <style:style style:name="TOC_20_Heading" style:display-name="TOC Heading" style:family="paragraph"/>
    <style:style style:name="Normal"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/>
      <style:text-properties fo:color="#000000" style:text-position="0% 100%" style:font-name="Liberation Serif" fo:font-family="'Liberation Serif'" fo:font-size="12pt" fo:letter-spacing="normal" style:font-name-asian="Noto Sans CJK SC" style:font-family-asian="'Noto Sans CJK SC'" style:font-name-complex="Lohit Devanagari" style:font-family-complex="'Lohit Devanagari'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/>
      <style:text-properties fo:font-size="12pt" fo:font-style="italic" style:font-name-complex="Lohit Devanagari" style:font-family-complex="'Lohit Devanagari'"/>
    </style:style>
    <style:style style:name="Index" style:family="paragraph" style:parent-style-name="Standard" style:class="index">
      <style:text-properties style:font-name-complex="Lohit Devanagari" style:font-family-complex="'Lohit Devanagari'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33% 58%"/>
    </style:style>
    <style:style style:name="Strong_20_Emphasis" style:display-name="Strong Emphasis" style:family="text">
      <style:text-properties fo:font-weight="bold"/>
    </style:style>
    <style:style style:name="Default_20_Paragraph_20_Font" style:display-name="Default Paragraph Font" style:family="text"/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Page2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/>
    <meta:editing-cycles>44</meta:editing-cycles>
    <meta:editing-duration>P3DT11H33M30S</meta:editing-duration>
    <dc:date>2020-07-18T17:34:43.040563968</dc:date>
    <meta:document-statistic meta:table-count="1" meta:image-count="0" meta:object-count="0" meta:page-count="10" meta:paragraph-count="245" meta:word-count="2115" meta:character-count="14143" meta:non-whitespace-character-count="11941"/>
  </office:meta>
</office:document-meta>
</file>